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29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<text:a xlink:href="https://www.labirint.ru/" xlink:type="simple">https://www.labirint.ru/</text:a>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est data/comments</text:p>
          </table:table-cell>
        </table:table-row>
        <table:table-row table:style-name="ro3">
          <table:table-cell office:value-type="string" calcext:value-type="string">
            <text:p>Увеличить максимально user interface 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Баг – в строке поиска не видно полностью текст, отображается только “поиск по Лаби…”</text:p>
          </table:table-cell>
        </table:table-row>
        <table:table-row table:style-name="ro2">
          <table:table-cell office:value-type="string" calcext:value-type="string">
            <text:p>Уменьшить максимально user interface 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4">
          <table:table-cell office:value-type="string" calcext:value-type="string">
            <text:p>Прокрутить вниз до конца страницу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В футере страницы заголовки блоков (Лабиринт в кармане, Каталог, Интересно, Мой лабиринт” видно наполовину</text:p>
          </table:table-cell>
        </table:table-row>
        <table:table-row table:style-name="ro2">
          <table:table-cell office:value-type="string" calcext:value-type="string">
            <text:p>Зайти в каталог: книги-книги для детей-книги для малыша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string" calcext:value-type="string">
            <text:p>Установить фильтр по “знакомство с иностранным языком”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string" calcext:value-type="string">
            <text:p>Отсортировать товары по возрастанию цены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string" calcext:value-type="string">
            <text:p>Отсортировать товары по убыванию цены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4">
          <table:table-cell office:value-type="string" calcext:value-type="string">
            <text:p>Установить фильтр по цене 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Предзаполненные максимальное и минимальное значения цены указаны без учета скидки (от 108 до 3867)</text:p>
          </table:table-cell>
        </table:table-row>
        <table:table-row table:style-name="ro1">
          <table:table-cell office:value-type="string" calcext:value-type="string">
            <text:p>Отсортировать товары по высокому рейтингу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Сортировка не работает</text:p>
          </table:table-cell>
        </table:table-row>
        <table:table-row table:style-name="ro2">
          <table:table-cell office:value-type="string" calcext:value-type="string">
            <text:p>Отсортировать товары по макс скидке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3">
          <table:table-cell office:value-type="string" calcext:value-type="string">
            <text:p>Проверить отображение карточек товара 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пользователь не видит рейтинг товара, пока не провалится в товар</text:p>
          </table:table-cell>
        </table:table-row>
        <table:table-row table:style-name="ro2">
          <table:table-cell office:value-type="string" calcext:value-type="string">
            <text:p>Добавить 1 книгу в корзину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3">
          <table:table-cell office:value-type="string" calcext:value-type="string">
            <text:p>Добавить 999 книг в корзину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Меняет автоматически значение на 29 (столько есть в наличии)</text:p>
          </table:table-cell>
        </table:table-row>
        <table:table-row table:style-name="ro1">
          <table:table-cell office:value-type="string" calcext:value-type="string">
            <text:p>Добавить 1,8 книг в корзину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Не получается вводить в строку запятые и точки</text:p>
          </table:table-cell>
        </table:table-row>
        <table:table-row table:style-name="ro1">
          <table:table-cell office:value-type="string" calcext:value-type="string">
            <text:p>Добавить “про” книг в корзину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Не получается вводить в строку буквы</text:p>
          </table:table-cell>
        </table:table-row>
        <table:table-row table:style-name="ro2">
          <table:table-cell office:value-type="string" calcext:value-type="string">
            <text:p>Добавить товары в избранное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Нажать на “поделиться и получить бонус”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кнопка не работает</text:p>
          </table:table-cell>
        </table:table-row>
        <table:table-row table:style-name="ro2">
          <table:table-cell office:value-type="string" calcext:value-type="string">
            <text:p>Добавить книги в список сравнения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string" calcext:value-type="string">
            <text:p>Указать регион на английской раскладке (вместо Казань, Rfpfym)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Переслать корзину путем копирования ссылки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ссылка копируется, открывает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.00.0000</text:date>, <text:time style:data-style-name="N2" text:time-value="18:10:14.3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3-03-01T18:12:12.223000000</dc:date>
    <meta:editing-duration>PT3M49S</meta:editing-duration>
    <meta:editing-cycles>3</meta:editing-cycles>
    <meta:document-statistic meta:table-count="1" meta:cell-count="54" meta:object-count="0"/>
  </office:meta>
</office:document-meta>
</file>